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b4e" officeooo:paragraph-rsid="00039b4e"/>
    </style:style>
    <style:style style:name="P2" style:family="paragraph" style:parent-style-name="Standard">
      <style:text-properties officeooo:rsid="00039b4e" officeooo:paragraph-rsid="0004343e"/>
    </style:style>
    <style:style style:name="P3" style:family="paragraph" style:parent-style-name="Standard">
      <style:text-properties officeooo:rsid="0004343e" officeooo:paragraph-rsid="0004343e"/>
    </style:style>
    <style:style style:name="P4" style:family="paragraph" style:parent-style-name="Standard">
      <style:text-properties officeooo:rsid="00039b4e" officeooo:paragraph-rsid="0004343e"/>
    </style:style>
    <style:style style:name="T1" style:family="text">
      <style:text-properties officeooo:rsid="00040233"/>
    </style:style>
    <style:style style:name="T2" style:family="text">
      <style:text-properties officeooo:rsid="0004343e"/>
    </style:style>
    <style:style style:name="T3" style:family="text">
      <style:text-properties officeooo:rsid="00062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quida G1</text:p>
      <text:p text:style-name="P1"/>
      <text:p text:style-name="P1">Modif<text:span text:style-name="T1">ications</text:span></text:p>
      <text:p text:style-name="P1"/>
      <text:p text:style-name="P1">-Changer les couleurs (bouton, bandeau…) car elles ne vont pas ensembles.</text:p>
      <text:p text:style-name="P1">-Contrôle de saisie : - Formulaire client</text:p>
      <text:p text:style-name="P1">-<text:span text:style-name="T1">Fautes d’orthorgraphes</text:span></text:p>
      <text:p text:style-name="P1">-<text:span text:style-name="T1">Problèmes de chemin </text:span></text:p>
      <text:p text:style-name="P2">-<text:span text:style-name="T2">Ajouter les fonctionnalités manquantes :</text:span></text:p>
      <text:p text:style-name="P2"><text:tab/>-<text:span text:style-name="T3">Dates en français</text:span></text:p>
      <text:p text:style-name="P2"><text:tab/>-<text:span text:style-name="T3">Admin :Modifier courses</text:span></text:p>
      <text:p text:style-name="P2"><text:tab/>-<text:span text:style-name="T3">Client : Choisir les catégories de ventes qui l’interessent 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1:31:24.036000000</meta:creation-date>
    <dc:date>2018-11-23T11:51:07.020000000</dc:date>
    <meta:editing-duration>PT8M56S</meta:editing-duration>
    <meta:editing-cycles>4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0" meta:word-count="46" meta:character-count="327" meta:non-whitespace-character-count="286"/>
  </office:meta>
</office:document-meta>
</file>